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BasedXMLEventReaderTests.readEvents( String 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BasedXMLEventReaderTests.getElementTextThrowsExceptionAtWrong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BasedXMLEventReaderTests.stand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BasedXMLEventReaderTests.getElemen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